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Gothic" svg:font-family="Gothic" style:font-pitch="variable"/>
    <style:font-face style:name="Lucidasans" svg:font-family="Lucidasans" style:font-pitch="variable"/>
    <style:font-face style:name="Nimbus Roman No9 L1" svg:font-family="'Nimbus Roman No9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128cm"/>
    </style:style>
    <style:style style:name="gr3" style:family="graphic" style:parent-style-name="measure">
      <style:graphic-properties draw:textarea-horizontal-align="center" draw:textarea-vertical-align="middle" draw:show-unit="tru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2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18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197cm"/>
    </style:style>
    <style:style style:name="P1" style:family="paragraph">
      <style:paragraph-properties fo:text-align="center"/>
      <style:text-properties fo:font-size="9pt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9pt"/>
    </style:style>
    <style:style style:name="P4" style:family="paragraph">
      <style:paragraph-properties fo:margin-left="0cm" fo:margin-right="0cm" fo:text-align="center" fo:text-indent="0cm"/>
      <style:text-properties fo:font-size="9pt"/>
    </style:style>
    <style:style style:name="P5" style:family="paragraph">
      <style:paragraph-properties fo:margin-left="0cm" fo:margin-right="0cm" fo:text-indent="0cm"/>
      <style:text-properties fo:font-size="9pt"/>
    </style:style>
    <style:style style:name="T1" style:family="text">
      <style:text-properties fo:font-size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rect draw:style-name="gr1" draw:text-style-name="P1" draw:layer="layout" svg:width="3cm" svg:height="3.5cm" draw:transform="rotate (1.5707963267949) translate (4.427cm 3.961cm)">
            <text:p/>
          </draw:rect>
          <draw:frame draw:style-name="gr2" draw:text-style-name="P3" draw:layer="layout" svg:width="1.128cm" svg:height="0.446cm" svg:x="0.123cm" svg:y="1.849cm">
            <draw:text-box>
              <text:p text:style-name="P2"><text:span text:style-name="T1">dyn_phy</text:span></text:p>
            </draw:text-box>
          </draw:frame>
          <draw:measure draw:style-name="gr3" draw:text-style-name="P4" draw:layer="layout" svg:x1="4.427cm" svg:y1="6.161cm" svg:x2="7.927cm" svg:y2="6.161cm">
            <text:p text:style-name="P4"><text:span text:style-name="T1">iim+1</text:span></text:p>
            <text:p text:style-name="P4"><text:span text:style-name="T1">(longitude,</text:span></text:p>
            <text:p text:style-name="P4"><text:span text:style-name="T1">dimension numéro 1)</text:span></text:p>
          </draw:measure>
          <draw:measure draw:style-name="gr3" draw:text-style-name="P4" draw:layer="layout" svg:x1="4.227cm" svg:y1="3.961cm" svg:x2="4.227cm" svg:y2="0.961cm">
            <text:p text:style-name="P4"><text:span text:style-name="T1">jjm+1</text:span></text:p>
            <text:p text:style-name="P4"><text:span text:style-name="T1">(latitude,</text:span></text:p>
            <text:p text:style-name="P4"><text:span text:style-name="T1">dimension numéro 2)</text:span></text:p>
          </draw:measure>
          <draw:frame draw:style-name="gr4" draw:text-style-name="P5" draw:layer="layout" svg:width="0.231cm" svg:height="0.446cm" svg:x="4.037cm" svg:y="0.941cm">
            <draw:text-box>
              <text:p text:style-name="P2"><text:span text:style-name="T1">N</text:span></text:p>
            </draw:text-box>
          </draw:frame>
          <draw:frame draw:style-name="gr5" draw:text-style-name="P5" draw:layer="layout" svg:width="0.18cm" svg:height="0.446cm" svg:x="4.143cm" svg:y="3.557cm">
            <draw:text-box>
              <text:p text:style-name="P2"><text:span text:style-name="T1">S</text:span></text:p>
            </draw:text-box>
          </draw:frame>
          <draw:line draw:style-name="gr6" draw:text-style-name="P1" draw:layer="layout" svg:x1="4.927cm" svg:y1="3.461cm" svg:x2="7.427cm" svg:y2="3.461cm">
            <text:p/>
          </draw:line>
          <draw:line draw:style-name="gr6" draw:text-style-name="P1" draw:layer="layout" svg:x1="4.927cm" svg:y1="1.461cm" svg:x2="7.427cm" svg:y2="1.461cm">
            <text:p/>
          </draw:line>
          <draw:line draw:style-name="gr6" draw:text-style-name="P1" draw:layer="layout" svg:x1="7.427cm" svg:y1="3.461cm" svg:x2="7.427cm" svg:y2="1.461cm">
            <text:p/>
          </draw:line>
          <draw:line draw:style-name="gr6" draw:text-style-name="P1" draw:layer="layout" svg:x1="4.927cm" svg:y1="3.961cm" svg:x2="4.927cm" svg:y2="3.461cm">
            <text:p/>
          </draw:line>
          <draw:line draw:style-name="gr6" draw:text-style-name="P1" draw:layer="layout" svg:x1="4.927cm" svg:y1="1.461cm" svg:x2="4.927cm" svg:y2="0.961cm">
            <text:p/>
          </draw:line>
          <draw:frame draw:style-name="gr7" draw:text-style-name="P5" draw:layer="layout" svg:width="0.197cm" svg:height="0.446cm" svg:x="4.59cm" svg:y="0.941cm">
            <draw:text-box>
              <text:p text:style-name="P2"><text:span text:style-name="T1">T</text:span></text:p>
            </draw:text-box>
          </draw:frame>
          <draw:frame draw:style-name="gr7" draw:text-style-name="P5" draw:layer="layout" svg:width="0.197cm" svg:height="0.446cm" svg:x="4.59cm" svg:y="3.546cm">
            <draw:text-box>
              <text:p text:style-name="P2"><text:span text:style-name="T1">T</text:span></text:p>
            </draw:text-box>
          </draw:frame>
          <draw:frame draw:style-name="gr7" draw:text-style-name="P5" draw:layer="layout" svg:width="0.197cm" svg:height="0.446cm" svg:x="6.059cm" svg:y="2.129cm">
            <draw:text-box>
              <text:p text:style-name="P2"><text:span text:style-name="T1">T</text:span></text:p>
            </draw:text-box>
          </draw:frame>
          <draw:frame draw:style-name="gr5" draw:text-style-name="P5" draw:layer="layout" svg:width="0.18cm" svg:height="0.446cm" svg:x="6.059cm" svg:y="0.941cm">
            <draw:text-box>
              <text:p text:style-name="P2"><text:span text:style-name="T1">F</text:span></text:p>
            </draw:text-box>
          </draw:frame>
          <draw:frame draw:style-name="gr5" draw:text-style-name="P5" draw:layer="layout" svg:width="0.18cm" svg:height="0.446cm" svg:x="7.559cm" svg:y="0.941cm">
            <draw:text-box>
              <text:p text:style-name="P2"><text:span text:style-name="T1">F</text:span></text:p>
            </draw:text-box>
          </draw:frame>
          <draw:frame draw:style-name="gr5" draw:text-style-name="P5" draw:layer="layout" svg:width="0.18cm" svg:height="0.446cm" svg:x="6.059cm" svg:y="3.546cm">
            <draw:text-box>
              <text:p text:style-name="P2"><text:span text:style-name="T1">F</text:span></text:p>
            </draw:text-box>
          </draw:frame>
          <draw:frame draw:style-name="gr5" draw:text-style-name="P5" draw:layer="layout" svg:width="0.18cm" svg:height="0.446cm" svg:x="7.559cm" svg:y="3.546cm">
            <draw:text-box>
              <text:p text:style-name="P2"><text:span text:style-name="T1">F</text:span></text:p>
            </draw:text-box>
          </draw:frame>
          <draw:frame draw:style-name="gr5" draw:text-style-name="P5" draw:layer="layout" svg:width="0.18cm" svg:height="0.446cm" svg:x="7.559cm" svg:y="2.129cm">
            <draw:text-box>
              <text:p text:style-name="P2"><text:span text:style-name="T1">F</text:span></text:p>
            </draw:text-box>
          </draw:frame>
          <draw:rect draw:style-name="gr1" draw:text-style-name="P1" draw:layer="layout" svg:width="3cm" svg:height="3.5cm" svg:x="11.314cm" svg:y="0.457cm">
            <text:p/>
          </draw:rect>
          <draw:measure draw:style-name="gr3" draw:text-style-name="P4" draw:layer="layout" svg:x1="9.914cm" svg:y1="0.457cm" svg:x2="9.914cm" svg:y2="3.957cm">
            <text:p text:style-name="P4"><text:span text:style-name="T1">iim+1</text:span></text:p>
            <text:p text:style-name="P4"><text:span text:style-name="T1">(longitude,</text:span></text:p>
            <text:p text:style-name="P4"><text:span text:style-name="T1">dimension numéro 1)</text:span></text:p>
          </draw:measure>
          <draw:measure draw:style-name="gr3" draw:text-style-name="P4" draw:layer="layout" svg:x1="11.314cm" svg:y1="6.357cm" svg:x2="14.314cm" svg:y2="6.357cm">
            <text:p text:style-name="P4"><text:span text:style-name="T1">jjm+1</text:span></text:p>
            <text:p text:style-name="P4"><text:span text:style-name="T1">(latitude,</text:span></text:p>
            <text:p text:style-name="P4"><text:span text:style-name="T1">dimension numéro 2)</text:span></text:p>
          </draw:measure>
          <draw:frame draw:style-name="gr4" draw:text-style-name="P3" draw:layer="layout" svg:width="0.231cm" svg:height="0.446cm" svg:x="11.414cm" svg:y="3.883cm">
            <draw:text-box>
              <text:p text:style-name="P2"><text:span text:style-name="T1">N</text:span></text:p>
            </draw:text-box>
          </draw:frame>
          <draw:frame draw:style-name="gr5" draw:text-style-name="P3" draw:layer="layout" svg:width="0.18cm" svg:height="0.446cm" svg:x="14.014cm" svg:y="3.883cm">
            <draw:text-box>
              <text:p text:style-name="P2"><text:span text:style-name="T1">S</text:span></text:p>
            </draw:text-box>
          </draw:frame>
          <draw:line draw:style-name="gr6" draw:text-style-name="P1" draw:layer="layout" svg:x1="11.814cm" svg:y1="0.957cm" svg:x2="11.814cm" svg:y2="3.457cm">
            <text:p/>
          </draw:line>
          <draw:line draw:style-name="gr6" draw:text-style-name="P1" draw:layer="layout" svg:x1="13.814cm" svg:y1="0.957cm" svg:x2="13.814cm" svg:y2="3.457cm">
            <text:p/>
          </draw:line>
          <draw:line draw:style-name="gr6" draw:text-style-name="P1" draw:layer="layout" svg:x1="11.814cm" svg:y1="3.457cm" svg:x2="13.814cm" svg:y2="3.457cm">
            <text:p/>
          </draw:line>
          <draw:line draw:style-name="gr6" draw:text-style-name="P1" draw:layer="layout" svg:x1="11.314cm" svg:y1="0.957cm" svg:x2="11.814cm" svg:y2="0.957cm">
            <text:p/>
          </draw:line>
          <draw:line draw:style-name="gr6" draw:text-style-name="P1" draw:layer="layout" svg:x1="13.814cm" svg:y1="0.957cm" svg:x2="14.314cm" svg:y2="0.957cm">
            <text:p/>
          </draw:line>
          <draw:frame draw:style-name="gr7" draw:text-style-name="P3" draw:layer="layout" svg:width="0.197cm" svg:height="0.446cm" svg:x="11.414cm" svg:y="0.457cm">
            <draw:text-box>
              <text:p text:style-name="P2"><text:span text:style-name="T1">T</text:span></text:p>
            </draw:text-box>
          </draw:frame>
          <draw:frame draw:style-name="gr7" draw:text-style-name="P3" draw:layer="layout" svg:width="0.197cm" svg:height="0.446cm" svg:x="13.914cm" svg:y="0.457cm">
            <draw:text-box>
              <text:p text:style-name="P2"><text:span text:style-name="T1">T</text:span></text:p>
            </draw:text-box>
          </draw:frame>
          <draw:frame draw:style-name="gr7" draw:text-style-name="P3" draw:layer="layout" svg:width="0.197cm" svg:height="0.446cm" svg:x="12.714cm" svg:y="1.845cm">
            <draw:text-box>
              <text:p text:style-name="P2"><text:span text:style-name="T1">T</text:span></text:p>
            </draw:text-box>
          </draw:frame>
          <draw:frame draw:style-name="gr5" draw:text-style-name="P3" draw:layer="layout" svg:width="0.18cm" svg:height="0.446cm" svg:x="11.414cm" svg:y="1.845cm">
            <draw:text-box>
              <text:p text:style-name="P2"><text:span text:style-name="T1">F</text:span></text:p>
            </draw:text-box>
          </draw:frame>
          <draw:frame draw:style-name="gr5" draw:text-style-name="P3" draw:layer="layout" svg:width="0.18cm" svg:height="0.446cm" svg:x="11.414cm" svg:y="3.467cm">
            <draw:text-box>
              <text:p text:style-name="P2"><text:span text:style-name="T1">F</text:span></text:p>
            </draw:text-box>
          </draw:frame>
          <draw:frame draw:style-name="gr5" draw:text-style-name="P3" draw:layer="layout" svg:width="0.18cm" svg:height="0.446cm" svg:x="12.714cm" svg:y="3.457cm">
            <draw:text-box>
              <text:p text:style-name="P2"><text:span text:style-name="T1">F</text:span></text:p>
            </draw:text-box>
          </draw:frame>
          <draw:frame draw:style-name="gr5" draw:text-style-name="P3" draw:layer="layout" svg:width="0.18cm" svg:height="0.446cm" svg:x="14.014cm" svg:y="3.467cm">
            <draw:text-box>
              <text:p text:style-name="P2"><text:span text:style-name="T1">F</text:span></text:p>
            </draw:text-box>
          </draw:frame>
          <draw:frame draw:style-name="gr5" draw:text-style-name="P3" draw:layer="layout" svg:width="0.18cm" svg:height="0.446cm" svg:x="13.914cm" svg:y="1.845cm">
            <draw:text-box>
              <text:p text:style-name="P2"><text:span text:style-name="T1">F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Sans UI" svg:font-family="'Andale Sans UI'" style:font-pitch="variable"/>
    <style:font-face style:name="Gothic" svg:font-family="Gothic" style:font-pitch="variable"/>
    <style:font-face style:name="Lucidasans" svg:font-family="Lucidasans" style:font-pitch="variable"/>
    <style:font-face style:name="Nimbus Roman No9 L1" svg:font-family="'Nimbus Roman No9 L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fr" fo:country="FR" style:font-name-asian="Andale Sans UI" style:font-size-asian="24pt" style:language-asian="fr" style:country-asian="FR" style:font-name-complex="Lucidasans" style:font-size-complex="24pt" style:language-complex="fr" style:country-complex="F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00b8ff" draw:fill-gradient-name="Gradient_20_7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9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6-01-23T11:20:05</meta:creation-date>
    <dc:date>2015-10-07T10:36:26.855307529</dc:date>
    <dc:language>fr-FR</dc:language>
    <meta:editing-cycles>56</meta:editing-cycles>
    <meta:editing-duration>PT20H36M34S</meta:editing-duration>
    <dc:creator>Lionel GUEZ</dc:cre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